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0500001CA100001CA154EEA165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time new" svg:font-family="'time new'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854cm" table:align="right" style:writing-mode="lr-tb"/>
    </style:style>
    <style:style style:name="Tabla1.A" style:family="table-column">
      <style:table-column-properties style:column-width="10.555cm"/>
    </style:style>
    <style:style style:name="Tabla1.B" style:family="table-column">
      <style:table-column-properties style:column-width="5.29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color="#000000" style:font-name="DejaVu Serif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fo:color="#000000" style:font-name="DejaVu Serif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erif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style:snap-to-layout-grid="false"/>
      <style:text-properties style:font-name="DejaVu Serif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itstream Charter" fo:font-size="14pt" fo:font-weight="bold" style:font-size-asian="14pt" style:font-weight-asian="bold" style:font-name-complex="Arial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0" style:family="paragraph" style:parent-style-name="Standard">
      <style:paragraph-properties fo:margin-left="3.747cm" fo:margin-right="0cm" fo:text-indent="0cm" style:auto-text-indent="false"/>
      <style:text-properties fo:color="#000000" style:font-name="DejaVu Serif" fo:font-size="14pt" fo:font-weight="bold" style:font-size-asian="14pt" style:font-weight-asian="bold" style:font-name-complex="Arial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Bitstream Charter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2" style:family="paragraph" style:parent-style-name="Heading_20_1">
      <style:paragraph-properties style:snap-to-layout-grid="false"/>
      <style:text-properties style:font-name="DejaVu Serif" fo:font-size="14pt" style:text-underline-style="none" style:font-size-asian="14pt" style:font-name-complex="Arial" style:font-size-complex="14pt"/>
    </style:style>
    <style:style style:name="T1" style:family="text">
      <style:text-properties fo:font-size="14pt" style:font-size-asian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DE BUENOS AIRES</text:p>
      <text:p text:style-name="P3">FACULTAD DE INGENIERIA</text:p>
      <text:p text:style-name="P3"/>
      <text:p text:style-name="P5"/>
      <text:p text:style-name="P4"/>
      <text:p text:style-name="P4"/>
      <text:p text:style-name="P4"/>
      <text:p text:style-name="P5"><draw:frame draw:style-name="fr1" draw:name="gráficos1" text:anchor-type="as-char" svg:width="7.303cm" svg:height="7.303cm" draw:z-index="0"><draw:image xlink:href="Pictures/2000000500001CA100001CA154EEA165.wmf" xlink:type="simple" xlink:show="embed" xlink:actuate="onLoad"/></draw:frame></text:p>
      <text:p text:style-name="P4"/>
      <text:p text:style-name="P4"/>
      <text:p text:style-name="P4"/>
      <text:p text:style-name="P5"/>
      <text:p text:style-name="P3">75.06 - ORGANIZACION DE DATOS</text:p>
      <text:p text:style-name="P1">CATEDRA SERVETTO</text:p>
      <text:p text:style-name="P5"/>
      <text:p text:style-name="P10"><text:s text:c="3"/>Segundo Cuatrimestre 2010</text:p>
      <text:p text:style-name="P5"/>
      <text:p text:style-name="P5"/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12" text:outline-level="1">Nombre y Apellido</text:h>
          </table:table-cell>
          <table:table-cell table:style-name="Tabla1.B1" office:value-type="string">
            <text:p text:style-name="P6">Padrón</text:p>
          </table:table-cell>
        </table:table-row>
        <table:table-row table:style-name="Tabla1.1">
          <table:table-cell table:style-name="Tabla1.A1" office:value-type="string">
            <text:p text:style-name="P7">Oscar Cáceres Paredes</text:p>
          </table:table-cell>
          <table:table-cell table:style-name="Tabla1.B1" office:value-type="string">
            <text:p text:style-name="P6">86534</text:p>
          </table:table-cell>
        </table:table-row>
        <table:table-row table:style-name="Tabla1.1">
          <table:table-cell table:style-name="Tabla1.A1" office:value-type="string">
            <text:p text:style-name="P2">Richard Marco Dubini</text:p>
          </table:table-cell>
          <table:table-cell table:style-name="Tabla1.B1" office:value-type="string">
            <text:p text:style-name="P6">85440</text:p>
          </table:table-cell>
        </table:table-row>
        <table:table-row table:style-name="Tabla1.1">
          <table:table-cell table:style-name="Tabla1.A1" office:value-type="string">
            <text:p text:style-name="P7">Santiago Luis Donikian</text:p>
          </table:table-cell>
          <table:table-cell table:style-name="Tabla1.B1" office:value-type="string">
            <text:p text:style-name="P6">85689</text:p>
          </table:table-cell>
        </table:table-row>
        <table:table-row table:style-name="Tabla1.1">
          <table:table-cell table:style-name="Tabla1.A1" office:value-type="string">
            <text:p text:style-name="P7">Facundo Sanchez</text:p>
          </table:table-cell>
          <table:table-cell table:style-name="Tabla1.B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7"/>
          </table:table-cell>
          <table:table-cell table:style-name="Tabla1.B1" office:value-type="string">
            <text:p text:style-name="P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9">Arquitectura del Sistema de Almacenamiento </text:p>
      <text:p text:style-name="P9">de Correos Electrónicos</text:p>
      <text:p text:style-name="P9"/>
      <text:p text:style-name="P8">Nuestro objetivo es construir un sistema que ofresca la funcionalidad de: adquirir los correos de una casilla, almacenarlos en forma local, aplicarles filtros en forma dinámica sobre los datos, realizar búsquedas por los filtros, eliminar</text:p>
      <text:p text:style-name="P8">correos no importantes y asegurar la confidencialidad de los datos almacenado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 new" svg:font-family="'time new'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Comic Sans MS" style:text-underline-style="solid" style:text-underline-width="auto" style:text-underline-color="font-color" fo:font-weight="bold" style:letter-kerning="true" style:font-weight-asian="bold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scar Caceres</meta:initial-creator>
    <meta:creation-date>2010-10-03T15:09:30</meta:creation-date>
    <dc:date>2010-10-03T16:26:08</dc:date>
    <dc:creator>Oscar Caceres</dc:creator>
    <meta:editing-duration>PT01H10M27S</meta:editing-duration>
    <meta:editing-cycles>2</meta:editing-cycles>
    <meta:generator>OpenOffice.org/3.1$Unix OpenOffice.org_project/310m19$Build-9420</meta:generator>
    <meta:document-statistic meta:table-count="1" meta:image-count="1" meta:object-count="0" meta:page-count="2" meta:paragraph-count="19" meta:word-count="89" meta:character-count="624"/>
  </office:meta>
</office:document-meta>
</file>